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3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0">
      <style:table-cell-properties style:vertical-align="middle" fo:wrap-option="wrap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9.128125cm" style:use-optimal-column-width="true"/>
    </style:style>
    <style:style style:name="co15" style:family="table-column">
      <style:table-column-properties fo:break-before="auto" style:column-width="5.26520833333333cm" style:use-optimal-column-width="true"/>
    </style:style>
    <style:style style:name="co16" style:family="table-column">
      <style:table-column-properties fo:break-before="auto" style:column-width="6.35cm" style:use-optimal-column-width="true"/>
    </style:style>
    <style:style style:name="co17" style:family="table-column">
      <style:table-column-properties fo:break-before="auto" style:column-width="5.000625cm" style:use-optimal-column-width="true"/>
    </style:style>
    <style:style style:name="co18" style:family="table-column">
      <style:table-column-properties fo:break-before="auto" style:column-width="5.29166666666667cm" style:use-optimal-column-width="true"/>
    </style:style>
    <style:style style:name="co19" style:family="table-column">
      <style:table-column-properties fo:break-before="auto" style:column-width="7.69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12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12.K2">
          <table:help-message/>
          <table:error-message table:display="true"/>
        </table:content-validation>
      </table:content-validations>
      <table:table table:name="Sprint_#12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column table:style-name="co13" table:default-cell-style-name="ce9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ó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Listado de Solicitudes de Mantenimiento</text:p>
          </table:table-cell>
          <table:table-cell office:value-type="string" table:style-name="ce7">
            <text:p>El usuario debe estar loggeado en el sistema</text:p>
            <text:p>Deben existir Solicitudes de Mantenimiento almacenadas en el sistema</text:p>
            <text:p>Deben existir estados almacenados bajo el dominio “Solicitud de Mantenimiento”</text:p>
          </table:table-cell>
          <table:table-cell table:style-name="ce8"/>
          <table:table-cell office:value-type="string" table:style-name="ce8">
            <text:p>Se elige la opción Administración/Solicitud de Mantenimiento</text:p>
          </table:table-cell>
          <table:table-cell table:style-name="ce8"/>
          <table:table-cell office:value-type="string" table:style-name="ce7">
            <text:p>Se deben listar las primeros cinco Solicitudes de Mantenimiento</text:p>
            <text:p>Se debe especificar el total de Solicitudes de Mantenimiento que existen en el sistem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Filtrar Listado por ID</text:p>
          </table:table-cell>
          <table:table-cell office:value-type="string" table:style-name="ce11">
            <text:p>El usuario debe estar loggeado en el sistema</text:p>
            <text:p>Deben existir Solicitudes de Mantenimiento almacenadas en el sistema</text:p>
            <text:p>Deben existir estados almacenados bajo el dominio “Solicitud de Mantenimiento”</text:p>
          </table:table-cell>
          <table:table-cell office:value-type="string" table:style-name="ce12">
            <text:p>ID: 701</text:p>
          </table:table-cell>
          <table:table-cell office:value-type="string" table:style-name="ce12">
            <text:p>Se elige la opción Administración/Solicitud de Mantenimiento</text:p>
            <text:p>Se digita el ID en el filtro de la columna ID y se da enter</text:p>
          </table:table-cell>
          <table:table-cell table:style-name="ce12"/>
          <table:table-cell office:value-type="string" table:style-name="ce11">
            <text:p>Se debe listar solo la solicitud que corresponde al ID digitado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Filtrar Listado por ID Incorrecto</text:p>
          </table:table-cell>
          <table:table-cell office:value-type="string" table:style-name="ce7">
            <text:p>El usuario debe estar loggeado en el sistema</text:p>
            <text:p>Deben existir Solicitudes de Mantenimiento almacenadas en el sistema</text:p>
            <text:p>Deben existir estados almacenados bajo el dominio “Solicitud de Mantenimiento”</text:p>
          </table:table-cell>
          <table:table-cell office:value-type="string" table:style-name="ce8">
            <text:p>ID: ABC</text:p>
          </table:table-cell>
          <table:table-cell office:value-type="string" table:style-name="ce8">
            <text:p>Se elige la opción Administración/Solicitud de Mantenimiento</text:p>
            <text:p>Se digita el texto en el filtro de la columna ID y se da Enter</text:p>
          </table:table-cell>
          <table:table-cell table:style-name="ce8"/>
          <table:table-cell office:value-type="string" table:style-name="ce7">
            <text:p>Se debe mostrar un mensaje indicando que el ID digitado es incorrect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2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Filtrar Listado por Estado</text:p>
          </table:table-cell>
          <table:table-cell office:value-type="string" table:style-name="ce11">
            <text:p>El usuario debe estar loggeado en el sistema</text:p>
            <text:p>Deben existir Solicitudes de Mantenimiento almacenadas en el sistema</text:p>
            <text:p>Deben existir estados almacenados bajo el dominio “Solicitud de Mantenimiento”</text:p>
          </table:table-cell>
          <table:table-cell office:value-type="string" table:style-name="ce12">
            <text:p>Estado: FINALIZADA</text:p>
          </table:table-cell>
          <table:table-cell office:value-type="string" table:style-name="ce12">
            <text:p>Se elige la opción Administración/Solicitud de Mantenimiento</text:p>
            <text:p>Se selecciona el estado en el filtro de la columna Estado</text:p>
          </table:table-cell>
          <table:table-cell table:style-name="ce12"/>
          <table:table-cell office:value-type="string" table:style-name="ce11">
            <text:p>Se deben listar solo las Solicitudes de Mantenimiento que están en el estado seleccionado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Filtrar Listado por Fecha</text:p>
          </table:table-cell>
          <table:table-cell office:value-type="string" table:style-name="ce7">
            <text:p>El usuario debe estar loggeado en el sistema</text:p>
            <text:p>Deben existir Solicitudes de Mantenimiento almacenadas en el sistema</text:p>
            <text:p>Deben existir estados almacenados bajo el dominio “Solicitud de Mantenimiento”</text:p>
          </table:table-cell>
          <table:table-cell office:value-type="string" table:style-name="ce8">
            <text:p>Fecha: 06/06/2018</text:p>
          </table:table-cell>
          <table:table-cell office:value-type="string" table:style-name="ce8">
            <text:p>Se elige la opción Administración/Solicitud de Mantenimiento</text:p>
            <text:p>Se selecciona la fecha correspondiente en el combo de la columna Estado</text:p>
          </table:table-cell>
          <table:table-cell table:style-name="ce8"/>
          <table:table-cell office:value-type="string" table:style-name="ce7">
            <text:p>Se deben listar solo las Solicitudes de Mantenimiento que hayan sido creada en la fecha digitad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6" table:formula="of:=CONCATENATE(&quot;CP-SGB-&quot;;TEXT((ROW()-1);&quot;000&quot;))" table:style-name="ce10">
            <text:p>CP-SGB-006</text:p>
          </table:table-cell>
          <table:table-cell office:value-type="string" table:style-name="ce10">
            <text:p>Agregar Nueva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</table:table-cell>
          <table:table-cell office:value-type="string" table:style-name="ce12">
            <text:p>observaciónes: Nueva Solicitud de Mantenimiento</text:p>
          </table:table-cell>
          <table:table-cell office:value-type="string" table:style-name="ce12">
            <text:p>Se elige la opción Administración/Solicitud de Mantenimiento</text:p>
            <text:p>Se da clic en el botón “Nuevo”</text:p>
            <text:p>Se completa el formulario con los datos correspondientes</text:p>
            <text:p>Se da clic en el botón “Agregar” para seleccionar los bienes</text:p>
            <text:p>Se seleccionan tres bienes y se da clic en el botón "Regresar"</text:p>
            <text:p>Se da clic en el botón "Guardar"</text:p>
            <text:p>Se da clic en el botón "Aceptar" en el dialogo de confirmacion</text:p>
          </table:table-cell>
          <table:table-cell office:value-type="string" table:style-name="ce12">
            <text:p>La Solicitud de Mantenimiento debe quedar almacenada en el sistema</text:p>
            <text:p/>
          </table:table-cell>
          <table:table-cell office:value-type="string" table:style-name="ce11">
            <text:p>Se debe mostrar un mensaje indicando que los datos se almacenaron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07" table:formula="of:=CONCATENATE(&quot;CP-SGB-&quot;;TEXT((ROW()-1);&quot;000&quot;))" table:style-name="ce5">
            <text:p>CP-SGB-007</text:p>
          </table:table-cell>
          <table:table-cell office:value-type="string" table:style-name="ce6">
            <text:p>Eliminar Bienes a un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“NUEVA”</text:p>
          </table:table-cell>
          <table:table-cell office:value-type="string" table:style-name="ce8">
            <text:p>Bienes: Eliminar un bien de la solicitud</text:p>
          </table:table-cell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Eliminar” en un bien</text:p>
            <text:p>Se da clic en el botón “Guardar”</text:p>
          </table:table-cell>
          <table:table-cell office:value-type="string" table:style-name="ce8">
            <text:p>El bien deben de quedar excluido de la solicitud</text:p>
          </table:table-cell>
          <table:table-cell office:value-type="string" table:style-name="ce7">
            <text:p>Se debe mostrar un mensaje indicando que la solicitud se actualiz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08" table:formula="of:=CONCATENATE(&quot;CP-SGB-&quot;;TEXT((ROW()-1);&quot;000&quot;))" table:style-name="ce10">
            <text:p>CP-SGB-008</text:p>
          </table:table-cell>
          <table:table-cell office:value-type="string" table:style-name="ce10">
            <text:p>Agregar Bienes a un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NUEVA”</text:p>
          </table:table-cell>
          <table:table-cell office:value-type="string" table:style-name="ce12">
            <text:p>Bienes: Seleccionar 1 bien</text:p>
          </table:table-cell>
          <table:table-cell office:value-type="string" table:style-name="ce12">
            <text:p>Se elige la opción Administración/Solicitud de Mantenimiento</text:p>
            <text:p>Del listado se da clic en el botón “Detalles”<text:s/></text:p>
            <text:p>Se da clic en el botón “Agregar” para seleccionar los bienes</text:p>
            <text:p>Se selecciona un bien y se da clic en el botón "Regresar"</text:p>
            <text:p>Se da clic en el botón "Guardar"</text:p>
          </table:table-cell>
          <table:table-cell office:value-type="string" table:style-name="ce12">
            <text:p>Elos bien deben quedar asociado a la solicitud</text:p>
          </table:table-cell>
          <table:table-cell office:value-type="string" table:style-name="ce11">
            <text:p>Se debe mostrar un mensaje indicando que la solicitud se actualiz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09" table:formula="of:=CONCATENATE(&quot;CP-SGB-&quot;;TEXT((ROW()-1);&quot;000&quot;))" table:style-name="ce5">
            <text:p>CP-SGB-009</text:p>
          </table:table-cell>
          <table:table-cell office:value-type="string" table:style-name="ce6">
            <text:p>Aplicar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NUEVA"</text:p>
          </table:table-cell>
          <table:table-cell table:style-name="ce8"/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Aplicar”</text:p>
          </table:table-cell>
          <table:table-cell office:value-type="string" table:style-name="ce8">
            <text:p>La solicitud debe quedar con estado Aplicada</text:p>
            <text:p/>
          </table:table-cell>
          <table:table-cell office:value-type="string" table:style-name="ce7">
            <text:p>Se debe mostrar un mensaje indicando que la Solicitud de Mantenimiento se tramit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10" table:formula="of:=CONCATENATE(&quot;CP-SGB-&quot;;TEXT((ROW()-1);&quot;000&quot;))" table:style-name="ce10">
            <text:p>CP-SGB-010</text:p>
          </table:table-cell>
          <table:table-cell office:value-type="string" table:style-name="ce10">
            <text:p>Aplicar Bien a una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NUEVA"</text:p>
          </table:table-cell>
          <table:table-cell table:style-name="ce12"/>
          <table:table-cell office:value-type="string" table:style-name="ce12">
            <text:p>Se elige la opción Administración/Solicitud de Mantenimiento</text:p>
            <text:p>Del listado se da clic en el botón “Detalles”</text:p>
            <text:p>Se da clic en el botón “Aplicar” de uno de los bienes</text:p>
          </table:table-cell>
          <table:table-cell table:style-name="ce12"/>
          <table:table-cell office:value-type="string" table:style-name="ce11">
            <text:p>Se debe mostrar un mensaje indicando que la Solicitud de Mantenimiento se tramit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1" table:formula="of:=CONCATENATE(&quot;CP-SGB-&quot;;TEXT((ROW()-1);&quot;000&quot;))" table:style-name="ce5">
            <text:p>CP-SGB-011</text:p>
          </table:table-cell>
          <table:table-cell office:value-type="string" table:style-name="ce6">
            <text:p>Aceptar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PLICADA"</text:p>
          </table:table-cell>
          <table:table-cell table:style-name="ce8"/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Aceptar”</text:p>
          </table:table-cell>
          <table:table-cell office:value-type="string" table:style-name="ce8">
            <text:p>La solicitud debe quedar Aceptada</text:p>
            <text:p>Los bienes asociados a la solicitud debe quedar en estado Tramite por Mantenimiento</text:p>
          </table:table-cell>
          <table:table-cell office:value-type="string" table:style-name="ce7">
            <text:p>Se debe mostrar un mensaje indicando que la Solicitud de Mantenimiento se tramit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12" table:formula="of:=CONCATENATE(&quot;CP-SGB-&quot;;TEXT((ROW()-1);&quot;000&quot;))" table:style-name="ce10">
            <text:p>CP-SGB-012</text:p>
          </table:table-cell>
          <table:table-cell office:value-type="string" table:style-name="ce10">
            <text:p>Aceptar Bien a una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PLICADA"</text:p>
          </table:table-cell>
          <table:table-cell table:style-name="ce12"/>
          <table:table-cell office:value-type="string" table:style-name="ce12">
            <text:p>Se elige la opción Administración/Solicitud de Mantenimiento</text:p>
            <text:p>Del listado se da clic en el botón “Detalles”</text:p>
            <text:p>Se da clic en el botón “Aceptar” de uno de los bienes</text:p>
          </table:table-cell>
          <table:table-cell office:value-type="string" table:style-name="ce12">
            <text:p>El bien debe quedar en estado Tramite por Mantenimiento</text:p>
          </table:table-cell>
          <table:table-cell office:value-type="string" table:style-name="ce11">
            <text:p>Se debe mostrar un mensaje indicando que la Solicitud de Mantenimiento se tramit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3" table:formula="of:=CONCATENATE(&quot;CP-SGB-&quot;;TEXT((ROW()-1);&quot;000&quot;))" table:style-name="ce5">
            <text:p>CP-SGB-013</text:p>
          </table:table-cell>
          <table:table-cell office:value-type="string" table:style-name="ce6">
            <text:p>Rechazar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PLICADA"</text:p>
          </table:table-cell>
          <table:table-cell office:value-type="string" table:style-name="ce8">
            <text:p>observación: Bienes no requieren reparacion</text:p>
          </table:table-cell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Rechazar”</text:p>
          </table:table-cell>
          <table:table-cell office:value-type="string" table:style-name="ce8">
            <text:p>La solicitud debe quedar con estadp Rechazada</text:p>
          </table:table-cell>
          <table:table-cell office:value-type="string" table:style-name="ce7">
            <text:p>Se debe mostrar un mensaje indicando que la Solicitud de Mantenimiento se tramit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14" table:formula="of:=CONCATENATE(&quot;CP-SGB-&quot;;TEXT((ROW()-1);&quot;000&quot;))" table:style-name="ce10">
            <text:p>CP-SGB-014</text:p>
          </table:table-cell>
          <table:table-cell office:value-type="string" table:style-name="ce10">
            <text:p>Rechazar Bien a una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PLICADA"</text:p>
          </table:table-cell>
          <table:table-cell office:value-type="string" table:style-name="ce12">
            <text:p>observación: Bien no requiere reparacion</text:p>
          </table:table-cell>
          <table:table-cell office:value-type="string" table:style-name="ce12">
            <text:p>Se elige la opción Administración/Solicitud de Mantenimiento</text:p>
            <text:p>Del listado se da clic en el botón “Detalles”</text:p>
            <text:p>Se da clic en el botón “Rechazar” de uno de los bienes</text:p>
            <text:p>Se digita el texto correspondiente en la observación</text:p>
            <text:p>Se da clic en el botón “Rechazar” del popup</text:p>
          </table:table-cell>
          <table:table-cell table:style-name="ce12"/>
          <table:table-cell office:value-type="string" table:style-name="ce11">
            <text:p>Se debe mostrar un mensaje indicando que la Solicitud de Mantenimiento se tramit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5" table:formula="of:=CONCATENATE(&quot;CP-SGB-&quot;;TEXT((ROW()-1);&quot;000&quot;))" table:style-name="ce5">
            <text:p>CP-SGB-015</text:p>
          </table:table-cell>
          <table:table-cell office:value-type="string" table:style-name="ce6">
            <text:p>Anular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NUEVA"</text:p>
          </table:table-cell>
          <table:table-cell table:style-name="ce8"/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Anular”</text:p>
          </table:table-cell>
          <table:table-cell office:value-type="string" table:style-name="ce8">
            <text:p>La solicitud debe quedar con estado Anulada</text:p>
            <text:p/>
          </table:table-cell>
          <table:table-cell office:value-type="string" table:style-name="ce7">
            <text:p>Se debe mostrar un mensaje indicando que la Solicitud de Mantenimiento se tramit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4">
          <table:table-cell office:value-type="string" office:string-value="CP-SGB-016" table:formula="of:=CONCATENATE(&quot;CP-SGB-&quot;;TEXT((ROW()-1);&quot;000&quot;))" table:style-name="ce10">
            <text:p>CP-SGB-016</text:p>
          </table:table-cell>
          <table:table-cell office:value-type="string" table:style-name="ce10">
            <text:p>Finalizar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CEPTADA"</text:p>
          </table:table-cell>
          <table:table-cell table:style-name="ce12"/>
          <table:table-cell office:value-type="string" table:style-name="ce12">
            <text:p>Se elige la opción Administración/Solicitud de Mantenimiento</text:p>
            <text:p>Del listado se da clic en el botón “Detalles”</text:p>
            <text:p>Se da clic en el botón “Finalizar”</text:p>
          </table:table-cell>
          <table:table-cell office:value-type="string" table:style-name="ce12">
            <text:p>La solicitud debe quedar con estado Finalizada</text:p>
            <text:p>Los bienes asociados a la solicitud debe quedar en estado Activo</text:p>
          </table:table-cell>
          <table:table-cell office:value-type="string" table:style-name="ce11">
            <text:p>Se debe mostrar un mensaje indicando que la Solicitud de Mantenimiento se tramit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7" table:formula="of:=CONCATENATE(&quot;CP-SGB-&quot;;TEXT((ROW()-1);&quot;000&quot;))" table:style-name="ce5">
            <text:p>CP-SGB-017</text:p>
          </table:table-cell>
          <table:table-cell office:value-type="string" table:style-name="ce6">
            <text:p>Finalizar Bien a una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"ACEPTADA"</text:p>
          </table:table-cell>
          <table:table-cell table:style-name="ce8"/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“Finalizar” de uno de los bienes</text:p>
          </table:table-cell>
          <table:table-cell office:value-type="string" table:style-name="ce8">
            <text:p>El bien debe quedar en estado interno Activo</text:p>
          </table:table-cell>
          <table:table-cell office:value-type="string" table:style-name="ce7">
            <text:p>Se debe mostrar un mensaje indicando que la Solicitud de Mantenimiento se tramit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4">
          <table:table-cell office:value-type="string" office:string-value="CP-SGB-018" table:formula="of:=CONCATENATE(&quot;CP-SGB-&quot;;TEXT((ROW()-1);&quot;000&quot;))" table:style-name="ce10">
            <text:p>CP-SGB-018</text:p>
          </table:table-cell>
          <table:table-cell office:value-type="string" table:style-name="ce10">
            <text:p>Agregar Evento a Solicitud de Mantenimiento</text:p>
          </table:table-cell>
          <table:table-cell office:value-type="string" table:style-name="ce11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“ACEPTADA”</text:p>
          </table:table-cell>
          <table:table-cell office:value-type="string" table:style-name="ce12">
            <text:p>Descripción: Arreglo Pantalla</text:p>
            <text:p>Costo: 50.000,00</text:p>
            <text:p>Fecha: Hoy</text:p>
          </table:table-cell>
          <table:table-cell office:value-type="string" table:style-name="ce12">
            <text:p>Se elige la opción Administración/Solicitud de Mantenimiento</text:p>
            <text:p>Del listado se da clic en el botón “Detalles”</text:p>
            <text:p>Se da clic en el boton "Agregar Evento" de uno de los bienes</text:p>
            <text:p>Se completa el formulario con los datos correspondientes</text:p>
            <text:p>Se da clic en el boton "Aceptar"</text:p>
          </table:table-cell>
          <table:table-cell office:value-type="string" table:style-name="ce12">
            <text:p>El evento debe quedar almacenado en el sistema</text:p>
          </table:table-cell>
          <table:table-cell office:value-type="string" table:style-name="ce11">
            <text:p>Se debe mostrar un mensaje indicando que el evento se agreg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9" table:formula="of:=CONCATENATE(&quot;CP-SGB-&quot;;TEXT((ROW()-1);&quot;000&quot;))" table:style-name="ce5">
            <text:p>CP-SGB-019</text:p>
          </table:table-cell>
          <table:table-cell office:value-type="string" table:style-name="ce6">
            <text:p>Listar Eventos de un Bien de una Solicitud de Mantenimiento</text:p>
          </table:table-cell>
          <table:table-cell office:value-type="string" table:style-name="ce7">
            <text:p>El usuario debe estar loggeado en el sistema</text:p>
            <text:p>Deben existir estados almacenados bajo el dominio “Solicitud de Mantenimiento”</text:p>
            <text:p>Deben existir Solicitudes de Mantenimiento almacenadas en el sistema con estado “ACEPTADA”</text:p>
          </table:table-cell>
          <table:table-cell table:style-name="ce8"/>
          <table:table-cell office:value-type="string" table:style-name="ce8">
            <text:p>Se elige la opción Administración/Solicitud de Mantenimiento</text:p>
            <text:p>Del listado se da clic en el botón “Detalles”</text:p>
            <text:p>Se da clic en el botón "Listar Eventos" de uno de los bienes</text:p>
            <text:p>Se da clic en el botón "Regresar"</text:p>
          </table:table-cell>
          <table:table-cell table:style-name="ce8"/>
          <table:table-cell office:value-type="string" table:style-name="ce7">
            <text:p>Se debe mostrar un popup con la informacion de los eventos asociados al bien</text:p>
            <text:p>Se debe mostrar el total del costo de todos los eventos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number-rows-repeated="7" table:style-name="ro5">
          <table:table-cell table:style-name="ce14"/>
          <table:table-cell table:style-name="ce15"/>
          <table:table-cell table:number-columns-repeated="1022" table:style-name="ce13"/>
          <table:table-cell table:number-columns-repeated="15360" table:style-name="ce15"/>
        </table:table-row>
        <table:table-row table:style-name="ro5">
          <table:table-cell table:style-name="ce16"/>
          <table:table-cell table:style-name="ce1"/>
          <table:table-cell table:number-columns-repeated="1022" table:style-name="ce9"/>
          <table:table-cell table:number-columns-repeated="15360"/>
        </table:table-row>
        <table:table-row table:number-rows-repeated="4" table:style-name="ro5">
          <table:table-cell table:style-name="ce16"/>
          <table:table-cell table:number-columns-repeated="1023" table:style-name="ce9"/>
          <table:table-cell table:number-columns-repeated="15360"/>
        </table:table-row>
        <table:table-row table:number-rows-repeated="1048544" table:style-name="ro6">
          <table:table-cell table:number-columns-repeated="16384"/>
        </table:table-row>
      </table:table>
      <table:table table:name="Estimados" table:style-name="ta2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4" table:default-cell-style-name="ce17"/>
        <table:table-column table:style-name="co13" table:default-cell-style-name="ce20"/>
        <table:table-column table:style-name="co13" table:number-columns-repeated="16378" table:default-cell-style-name="ce17"/>
        <table:table-row table:style-name="ro7">
          <table:table-cell office:value-type="string" table:number-columns-spanned="6" table:number-rows-spanned="1" table:style-name="ce23">
            <text:p>Estimados Pendientes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style-name="ce18">
            <text:p>Epica</text:p>
          </table:table-cell>
          <table:table-cell office:value-type="string" table:style-name="ce18">
            <text:p>Detalle</text:p>
          </table:table-cell>
          <table:table-cell office:value-type="string" table:style-name="ce18">
            <text:p>Tarea</text:p>
          </table:table-cell>
          <table:table-cell office:value-type="string" table:style-name="ce18">
            <text:p>Sub Tarea</text:p>
          </table:table-cell>
          <table:table-cell office:value-type="string" table:style-name="ce18">
            <text:p>Descripcion</text:p>
          </table:table-cell>
          <table:table-cell office:value-type="string" table:style-name="ce18">
            <text:p>Estimado</text:p>
          </table:table-cell>
          <table:table-cell table:number-columns-repeated="16378" table:style-name="ce19"/>
        </table:table-row>
        <table:table-row table:style-name="ro7">
          <table:table-cell table:number-columns-spanned="1" table:number-rows-spanned="3" table:style-name="ce24"/>
          <table:table-cell office:value-type="string" table:number-columns-spanned="1" table:number-rows-spanned="3" table:style-name="ce25">
            <text:p>Reporte de Bienes</text:p>
          </table:table-cell>
          <table:table-cell table:number-columns-spanned="1" table:number-rows-spanned="3" table:style-name="ce24"/>
          <table:table-cell office:value-type="string" table:style-name="ce17">
            <text:p>Diseño de reporte</text:p>
          </table:table-cell>
          <table:table-cell office:value-type="string" table:style-name="ce17">
            <text:p>Ajuste de diseño del reporte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Controller de creacion de reporte</text:p>
          </table:table-cell>
          <table:table-cell office:value-type="string" table:style-name="ce17">
            <text:p>Cambios en el controller para creacion del reporte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table-cell table:number-columns-repeated="6" table:style-name="ce20"/>
          <table:table-cell table:number-columns-repeated="16378"/>
        </table:table-row>
        <table:table-row table:style-name="ro7">
          <table:table-cell table:number-columns-spanned="1" table:number-rows-spanned="2" table:style-name="ce24"/>
          <table:table-cell office:value-type="string" table:number-columns-spanned="1" table:number-rows-spanned="2" table:style-name="ce25">
            <text:p>Reporte de Sobrantes</text:p>
          </table:table-cell>
          <table:table-cell table:number-columns-spanned="1" table:number-rows-spanned="2" table:style-name="ce24"/>
          <table:table-cell office:value-type="string" table:style-name="ce17">
            <text:p>Controller de creacion de reporte</text:p>
          </table:table-cell>
          <table:table-cell office:value-type="string" table:style-name="ce17">
            <text:p>Cambios en el controller para creacion del reporte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table-cell table:style-name="ce20"/>
          <table:table-cell table:style-name="ce17"/>
          <table:table-cell table:style-name="ce20"/>
          <table:table-cell table:number-columns-repeated="2" table:style-name="ce17"/>
          <table:table-cell table:style-name="ce20"/>
          <table:table-cell table:number-columns-repeated="16378"/>
        </table:table-row>
        <table:table-row table:style-name="ro7">
          <table:table-cell table:number-columns-spanned="1" table:number-rows-spanned="5" table:style-name="ce24"/>
          <table:table-cell office:value-type="string" table:number-columns-spanned="1" table:number-rows-spanned="5" table:style-name="ce25">
            <text:p>Mantenimiento de Tipos</text:p>
          </table:table-cell>
          <table:table-cell office:value-type="string" table:number-columns-spanned="1" table:number-rows-spanned="5" table:style-name="ce25">
            <text:p>Mantenimiento de tipos</text:p>
          </table:table-cell>
          <table:table-cell office:value-type="string" table:style-name="ce21">
            <text:p>Crear models y daos</text:p>
          </table:table-cell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tipos</text:p>
          </table:table-cell>
          <table:table-cell office:value-type="float" office:value="6" table:style-name="ce20">
            <text:p>6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tipos</text:p>
          </table:table-cell>
          <table:table-cell office:value-type="float" office:value="8" table:style-name="ce20">
            <text:p>8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tip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table-cell table:style-name="ce20"/>
          <table:table-cell table:number-columns-repeated="4" table:style-name="ce17"/>
          <table:table-cell table:style-name="ce20"/>
          <table:table-cell table:number-columns-repeated="16378"/>
        </table:table-row>
        <table:table-row table:style-name="ro7">
          <table:table-cell office:value-type="float" office:value="148" table:number-columns-spanned="1" table:number-rows-spanned="15" table:style-name="ce25">
            <text:p>148</text:p>
          </table:table-cell>
          <table:table-cell office:value-type="string" table:number-columns-spanned="1" table:number-rows-spanned="15" table:style-name="ce25">
            <text:p>Prestamos a la Universidad</text:p>
          </table:table-cell>
          <table:table-cell office:value-type="string" table:number-columns-spanned="1" table:number-rows-spanned="11" table:style-name="ce25">
            <text:p>Listado de Prestamos</text:p>
          </table:table-cell>
          <table:table-cell office:value-type="string" table:number-columns-spanned="1" table:number-rows-spanned="3" table:style-name="ce25">
            <text:p>Crear estructuras de base de datos</text:p>
          </table:table-cell>
          <table:table-cell office:value-type="string" table:style-name="ce17">
            <text:p>Crear tabla de prestam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tabla de detalles</text:p>
          </table:table-cell>
          <table:table-cell office:value-type="float" office:value="0" table:style-name="ce20">
            <text:p>0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secuencias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3" table:style-name="ce25">
            <text:p>Crear domains y mapeos hibernate</text:p>
          </table:table-cell>
          <table:table-cell office:value-type="string" table:style-name="ce17">
            <text:p>Crear clase para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lase para detalles</text:p>
          </table:table-cell>
          <table:table-cell office:value-type="float" office:value="0" table:style-name="ce20">
            <text:p>0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Modificar archivo de configuracion hibernate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models y daos</text:p>
          </table:table-cell>
          <table:table-cell office:value-type="string" table:style-name="ce17">
            <text:p>Crear metodos para list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de listado de solicitude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listad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ommand para listado de solicitudes</text:p>
          </table:table-cell>
          <table:table-cell office:value-type="float" office:value="3" table:style-name="ce20">
            <text:p>3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3" table:style-name="ce17"/>
          <table:table-cell table:style-name="ce20"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number-columns-spanned="1" table:number-rows-spanned="3" table:style-name="ce25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solicitud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table-cell table:number-columns-repeated="5" table:style-name="ce17"/>
          <table:table-cell office:value-type="float" office:value="72" table:formula="of:=SUM([.F3:.F30])" table:style-name="ce20">
            <text:p>72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6" table:number-rows-spanned="1" table:style-name="ce23">
            <text:p>Estimados Sprint #12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style-name="ce18">
            <text:p>Epica</text:p>
          </table:table-cell>
          <table:table-cell office:value-type="string" table:style-name="ce18">
            <text:p>Detalle</text:p>
          </table:table-cell>
          <table:table-cell office:value-type="string" table:style-name="ce18">
            <text:p>Tarea</text:p>
          </table:table-cell>
          <table:table-cell office:value-type="string" table:style-name="ce18">
            <text:p>Sub Tarea</text:p>
          </table:table-cell>
          <table:table-cell office:value-type="string" table:style-name="ce18">
            <text:p>Descripcion</text:p>
          </table:table-cell>
          <table:table-cell office:value-type="string" table:style-name="ce18">
            <text:p>Estimado</text:p>
          </table:table-cell>
          <table:table-cell table:number-columns-repeated="16378" table:style-name="ce19"/>
        </table:table-row>
        <table:table-row table:style-name="ro7">
          <table:table-cell office:value-type="float" office:value="47" table:number-columns-spanned="1" table:number-rows-spanned="15" table:style-name="ce25">
            <text:p>47</text:p>
          </table:table-cell>
          <table:table-cell office:value-type="string" table:number-columns-spanned="1" table:number-rows-spanned="15" table:style-name="ce25">
            <text:p>Solicitud de mantenimiento de Bienes</text:p>
          </table:table-cell>
          <table:table-cell office:value-type="string" table:number-columns-spanned="1" table:number-rows-spanned="11" table:style-name="ce25">
            <text:p>Listado de Solicitudes</text:p>
          </table:table-cell>
          <table:table-cell office:value-type="string" table:number-columns-spanned="1" table:number-rows-spanned="3" table:style-name="ce25">
            <text:p>Crear estructuras de base de datos</text:p>
          </table:table-cell>
          <table:table-cell office:value-type="string" table:style-name="ce17">
            <text:p>Crear tabla de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tabla de detall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secuencias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3" table:style-name="ce25">
            <text:p>Crear domains y mapeos hibernate</text:p>
          </table:table-cell>
          <table:table-cell office:value-type="string" table:style-name="ce17">
            <text:p>Crear clase para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lase para detall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Modificar archivo de configuracion hibernate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models y daos</text:p>
          </table:table-cell>
          <table:table-cell office:value-type="string" table:style-name="ce17">
            <text:p>Crear metodos para list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de listado de solicitude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listad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ommand para listado de solicitudes</text:p>
          </table:table-cell>
          <table:table-cell office:value-type="float" office:value="3" table:style-name="ce20">
            <text:p>3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3" table:style-name="ce17"/>
          <table:table-cell table:style-name="ce20"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number-columns-spanned="1" table:number-rows-spanned="3" table:style-name="ce25">
            <text:p>Mantenimiento de Solicitudes</text:p>
          </table:table-cell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solicitud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49" table:number-columns-spanned="1" table:number-rows-spanned="3" table:style-name="ce25">
            <text:p>49</text:p>
          </table:table-cell>
          <table:table-cell office:value-type="string" table:number-columns-spanned="1" table:number-rows-spanned="3" table:style-name="ce25">
            <text:p>Aceptar solicitud de mantenimiento</text:p>
          </table:table-cell>
          <table:table-cell table:number-columns-repeated="2" table:style-name="ce17"/>
          <table:table-cell office:value-type="string" table:style-name="ce17">
            <text:p>Crear metodo para acept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cept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cept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35" table:number-columns-spanned="1" table:number-rows-spanned="3" table:style-name="ce25">
            <text:p>35</text:p>
          </table:table-cell>
          <table:table-cell office:value-type="string" table:number-columns-spanned="1" table:number-rows-spanned="4" table:style-name="ce25">
            <text:p>Rechazar solicitud de mantenimiento</text:p>
          </table:table-cell>
          <table:table-cell table:number-columns-spanned="1" table:number-rows-spanned="4" table:style-name="ce24"/>
          <table:table-cell table:number-columns-spanned="1" table:number-rows-spanned="4" table:style-name="ce24"/>
          <table:table-cell office:value-type="string" table:style-name="ce17">
            <text:p>Crear metodo para rechaz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metodo para rechazar bien<text:s/>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Validar permisos de usuario para rechaz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style-name="ce17"/>
          <table:covered-table-cell/>
          <table:covered-table-cell/>
          <table:covered-table-cell/>
          <table:table-cell office:value-type="string" table:style-name="ce17">
            <text:p>Validar estado de solicitud o bien para rechazar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163" table:number-columns-spanned="1" table:number-rows-spanned="3" table:style-name="ce25">
            <text:p>163</text:p>
          </table:table-cell>
          <table:table-cell office:value-type="string" table:number-columns-spanned="1" table:number-rows-spanned="3" table:style-name="ce25">
            <text:p>Finalizar solicitud de mantenimiento</text:p>
          </table:table-cell>
          <table:table-cell table:number-columns-repeated="2" table:style-name="ce17"/>
          <table:table-cell office:value-type="string" table:style-name="ce17">
            <text:p>Crear metodo para finaliz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finaliz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finaliz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161" table:number-columns-spanned="1" table:number-rows-spanned="3" table:style-name="ce25">
            <text:p>161</text:p>
          </table:table-cell>
          <table:table-cell office:value-type="string" table:number-columns-spanned="1" table:number-rows-spanned="3" table:style-name="ce25">
            <text:p>Solicitar correcciones a solicitud de mantenimiento</text:p>
          </table:table-cell>
          <table:table-cell table:number-columns-repeated="2" table:style-name="ce17"/>
          <table:table-cell office:value-type="string" table:style-name="ce17">
            <text:p>Crear metodo para solicitar correccion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solicitar correccion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solicitar correccion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48" table:number-columns-spanned="1" table:number-rows-spanned="3" table:style-name="ce25">
            <text:p>48</text:p>
          </table:table-cell>
          <table:table-cell office:value-type="string" table:number-columns-spanned="1" table:number-rows-spanned="3" table:style-name="ce25">
            <text:p>Aplicar solicitud de mantenimiento</text:p>
          </table:table-cell>
          <table:table-cell table:number-columns-repeated="2" table:style-name="ce17"/>
          <table:table-cell office:value-type="string" table:style-name="ce17">
            <text:p>Crear metodo para aplic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plic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plic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160" table:number-columns-spanned="1" table:number-rows-spanned="3" table:style-name="ce25">
            <text:p>160</text:p>
          </table:table-cell>
          <table:table-cell office:value-type="string" table:number-columns-spanned="1" table:number-rows-spanned="3" table:style-name="ce25">
            <text:p>Anular solicitud de mantenimiento</text:p>
          </table:table-cell>
          <table:table-cell table:number-columns-repeated="2" table:style-name="ce17"/>
          <table:table-cell office:value-type="string" table:style-name="ce17">
            <text:p>Crear metodo para anul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nul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nul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office:value-type="float" office:value="162" table:number-columns-spanned="1" table:number-rows-spanned="3" table:style-name="ce25">
            <text:p>162</text:p>
          </table:table-cell>
          <table:table-cell office:value-type="string" table:number-columns-spanned="1" table:number-rows-spanned="3" table:style-name="ce25">
            <text:p>Incluir Eventos a un mantenimiento</text:p>
          </table:table-cell>
          <table:table-cell table:number-columns-repeated="2" table:style-name="ce17"/>
          <table:table-cell office:value-type="string" table:style-name="ce17">
            <text:p>Crear metodo para incluir evento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incluir evento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incluir evento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table:style-name="ce17"/>
          <table:table-cell office:value-type="string" table:style-name="ce17">
            <text:p>Casos de pruebas</text:p>
          </table:table-cell>
          <table:table-cell table:number-columns-repeated="2" table:style-name="ce17"/>
          <table:table-cell office:value-type="string" table:style-name="ce17">
            <text:p>Crear casos de prueba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7">
          <table:table-cell/>
          <table:table-cell table:number-columns-repeated="3" table:style-name="ce17"/>
          <table:table-cell office:value-type="string" table:style-name="ce17">
            <text:p>Ejecutar casos de prueba</text:p>
          </table:table-cell>
          <table:table-cell office:value-type="float" office:value="10" table:style-name="ce20">
            <text:p>10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17">
            <text:p>Estimados</text:p>
          </table:table-cell>
          <table:table-cell table:number-columns-repeated="2" table:style-name="ce17"/>
          <table:table-cell office:value-type="string" table:style-name="ce17">
            <text:p>Analisis y estimacion de tiempo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7">
          <table:table-cell/>
          <table:table-cell table:number-columns-repeated="3" table:style-name="ce17"/>
          <table:table-cell office:value-type="string" table:style-name="ce22">
            <text:p>Total Sprint #12</text:p>
          </table:table-cell>
          <table:table-cell office:value-type="float" office:value="83" table:formula="of:=SUM([.F35:.F83])" table:style-name="ce20">
            <text:p>83</text:p>
          </table:table-cell>
          <table:table-cell table:number-columns-repeated="16378"/>
        </table:table-row>
        <table:table-row table:style-name="ro7">
          <table:table-cell/>
          <table:table-cell table:number-columns-repeated="3" table:style-name="ce17"/>
          <table:table-cell office:value-type="string" table:style-name="ce22">
            <text:p>Total</text:p>
          </table:table-cell>
          <table:table-cell office:value-type="float" office:value="155" table:formula="of:=[.F84]+[.F31]" table:style-name="ce20">
            <text:p>155</text:p>
          </table:table-cell>
          <table:table-cell table:number-columns-repeated="16378"/>
        </table:table-row>
        <table:table-row table:number-rows-repeated="1048491" table:style-name="ro7">
          <table:table-cell table:number-columns-repeated="16384"/>
        </table:table-row>
      </table:table>
      <table:table table:name="Sheet1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81" table:default-cell-style-name="ce1"/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1" table:number-rows-spanned="11" table:style-name="ce26">
            <text:p>Solicitudes de Exclusion</text:p>
          </table:table-cell>
          <table:table-cell office:value-type="string" table:number-columns-spanned="1" table:number-rows-spanned="5" table:style-name="ce26">
            <text:p>Listado de Solicitude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5">
          <table:covered-table-cell/>
          <table:table-cell office:value-type="string" table:number-columns-spanned="1" table:number-rows-spanned="5" table:style-name="ce26">
            <text:p>Mantenimiento de Solicitude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Agregar Listado de bienes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Implementar opciones para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Implementar opciones para toda la solictu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5">
          <table:table-cell table:number-columns-repeated="2" table:style-name="ce20"/>
          <table:table-cell table:style-name="ce21"/>
          <table:table-cell table:number-columns-repeated="16381" table:style-name="ce1"/>
        </table:table-row>
        <table:table-row table:style-name="ro5">
          <table:table-cell table:number-columns-repeated="2" table:style-name="ce21"/>
          <table:table-cell table:number-columns-repeated="16382" table:style-name="ce1"/>
        </table:table-row>
        <table:table-row table:style-name="ro5">
          <table:table-cell office:value-type="string" table:number-columns-spanned="1" table:number-rows-spanned="8" table:style-name="ce26">
            <text:p>Convenios</text:p>
          </table:table-cell>
          <table:table-cell office:value-type="string" table:number-columns-spanned="1" table:number-rows-spanned="5" table:style-name="ce26">
            <text:p>Listado de Conveni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5">
          <table:covered-table-cell/>
          <table:table-cell office:value-type="string" table:number-columns-spanned="1" table:number-rows-spanned="2" table:style-name="ce26">
            <text:p>Mantenimiento de Conveni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table-cell table:number-columns-repeated="2" table:style-name="ce20"/>
          <table:table-cell table:style-name="ce21"/>
          <table:table-cell table:number-columns-repeated="16381" table:style-name="ce1"/>
        </table:table-row>
        <table:table-row table:style-name="ro5">
          <table:table-cell office:value-type="string" table:number-columns-spanned="1" table:number-rows-spanned="12" table:style-name="ce26">
            <text:p>Solicitudes de Prestamos</text:p>
          </table:table-cell>
          <table:table-cell office:value-type="string" table:number-columns-spanned="1" table:number-rows-spanned="5" table:style-name="ce26">
            <text:p>Listado de Prestam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5">
          <table:covered-table-cell/>
          <table:table-cell office:value-type="string" table:number-columns-spanned="1" table:number-rows-spanned="6" table:style-name="ce26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Agregar Listado de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Agregar Listado de personas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Implementar opciones para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Implementar opciones para toda la solictu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1" table:number-rows-spanned="8" table:style-name="ce26">
            <text:p>Prestamos a la Universidad</text:p>
          </table:table-cell>
          <table:table-cell office:value-type="string" table:number-columns-spanned="1" table:number-rows-spanned="5" table:style-name="ce26">
            <text:p>Listado de Prestam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5">
          <table:covered-table-cell/>
          <table:table-cell office:value-type="string" table:number-columns-spanned="1" table:number-rows-spanned="2" table:style-name="ce26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5">
          <table:table-cell table:number-columns-repeated="2" table:style-name="ce1"/>
          <table:table-cell office:value-type="string" table:style-name="ce20">
            <text:p>TOTAL</text:p>
          </table:table-cell>
          <table:table-cell office:value-type="float" office:value="206" table:formula="of:=SUM([.D2:.D44])" table:style-name="ce1">
            <text:p>206</text:p>
          </table:table-cell>
          <table:table-cell table:number-columns-repeated="16380"/>
        </table:table-row>
        <table:table-row table:number-rows-repeated="1048531" table:style-name="ro5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5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6-25T20:24:03Z</dc:date>
    <meta:print-date>2018-04-26T02:28:36Z</meta:print-date>
    <meta:editing-cycles>60</meta:editing-cycles>
    <meta:editing-duration>PT7393S</meta:editing-duration>
  </office:meta>
</office:document-meta>
</file>